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0.2453in"/>
    </style:style>
    <style:style style:name="co3"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2.9417in" fo:break-before="auto" style:use-optimal-row-height="true"/>
    </style:style>
    <style:style style:name="ro3" style:family="table-row">
      <style:table-row-properties style:row-height="2.5035in" fo:break-before="auto" style:use-optimal-row-height="true"/>
    </style:style>
    <style:style style:name="ro4" style:family="table-row">
      <style:table-row-properties style:row-height="1.1874in" fo:break-before="auto" style:use-optimal-row-height="true"/>
    </style:style>
    <style:style style:name="ro5" style:family="table-row">
      <style:table-row-properties style:row-height="1.772in" fo:break-before="auto" style:use-optimal-row-height="true"/>
    </style:style>
    <style:style style:name="ro6" style:family="table-row">
      <style:table-row-properties style:row-height="0.8953in" fo:break-before="auto" style:use-optimal-row-height="true"/>
    </style:style>
    <style:style style:name="ro7" style:family="table-row">
      <style:table-row-properties style:row-height="0.4563in" fo:break-before="auto" style:use-optimal-row-height="true"/>
    </style:style>
    <style:style style:name="ro8" style:family="table-row">
      <style:table-row-properties style:row-height="1.4799in" fo:break-before="auto" style:use-optimal-row-height="true"/>
    </style:style>
    <style:style style:name="ro9" style:family="table-row">
      <style:table-row-properties style:row-height="1.3339in" fo:break-before="auto" style:use-optimal-row-height="true"/>
    </style:style>
    <style:style style:name="ro10" style:family="table-row">
      <style:table-row-properties style:row-height="0.3102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2.7957in" fo:break-before="auto" style:use-optimal-row-height="true"/>
    </style:style>
    <style:style style:name="ro13" style:family="table-row">
      <style:table-row-properties style:row-height="1.6264in" fo:break-before="auto" style:use-optimal-row-height="true"/>
    </style:style>
    <style:style style:name="ro14" style:family="table-row">
      <style:table-row-properties style:row-height="0.6028in" fo:break-before="auto" style:use-optimal-row-height="true"/>
    </style:style>
    <style:style style:name="ro15" style:family="table-row">
      <style:table-row-properties style:row-height="0.7484in" fo:break-before="auto" style:use-optimal-row-height="true"/>
    </style:style>
    <style:style style:name="ro16" style:family="table-row">
      <style:table-row-properties style:row-height="2.211in" fo:break-before="auto" style:use-optimal-row-height="true"/>
    </style:style>
    <style:style style:name="ro17" style:family="table-row">
      <style:table-row-properties style:row-height="2.06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k" table:style-name="ta1" table:print="false">
        <table:table-column table:style-name="co1" table:default-cell-style-name="Default"/>
        <table:table-column table:style-name="co2" table:default-cell-style-name="Default"/>
        <table:table-row table:style-name="ro1">
          <table:table-cell office:value-type="string">
            <text:p>material</text:p>
          </table:table-cell>
          <table:table-cell office:value-type="string">
            <text:p>text</text:p>
          </table:table-cell>
        </table:table-row>
        <table:table-row table:style-name="ro1">
          <table:table-cell office:value-type="string">
            <text:p>Genuine Leather</text:p>
          </table:table-cell>
          <table:table-cell office:value-type="string">
            <text:p>En rem i ægte læder til dit smartwatch, der både er praktisk og holdbar. Lavet i ergonomisk design, så remmen er meget komfortabel at have på. En god erstatningsrem til din gamle urrem, eller som din nye primære rem.</text:p>
          </table:table-cell>
        </table:table-row>
        <table:table-row table:style-name="ro1">
          <table:table-cell office:value-type="string">
            <text:p>Genuine Leather</text:p>
          </table:table-cell>
          <table:table-cell office:value-type="string">
            <text:p>Elegant og blød urrem i ægte læder, der passer til perfekt til dit smartwatch. Remmen er behagelig at have på, fordi det er lavet af et godt materiale, der også er holdbart.</text:p>
          </table:table-cell>
        </table:table-row>
        <table:table-row table:style-name="ro1">
          <table:table-cell office:value-type="string">
            <text:p>Genuine Leather</text:p>
          </table:table-cell>
          <table:table-cell office:value-type="string">
            <text:p>Klassisk urrem i ægte læder. God, praktisk og holdbar. Passer godt til dit ur og håndled.</text:p>
          </table:table-cell>
        </table:table-row>
        <table:table-row table:style-name="ro1">
          <table:table-cell office:value-type="string">
            <text:p>Genuine Leather</text:p>
          </table:table-cell>
          <table:table-cell office:value-type="string">
            <text:p>Flot rem i ægte læder, der passer til dit smartwatch. En godt valg, hvis du gerne vil have forskellige urremme at vælge imellem.</text:p>
          </table:table-cell>
        </table:table-row>
        <table:table-row table:style-name="ro1">
          <table:table-cell office:value-type="string">
            <text:p>Genuine Leather</text:p>
          </table:table-cell>
          <table:table-cell office:value-type="string">
            <text:p>Lækker [DEVICE] urrem i ægte læder. Passer lige til dit smartwatch.</text:p>
          </table:table-cell>
        </table:table-row>
        <table:table-row table:style-name="ro1">
          <table:table-cell office:value-type="string">
            <text:p>Genuine Leather</text:p>
          </table:table-cell>
          <table:table-cell office:value-type="string">
            <text:p>Ægte læder [DEVICE] rem.</text:p>
          </table:table-cell>
        </table:table-row>
        <table:table-row table:style-name="ro1">
          <table:table-cell office:value-type="string">
            <text:p>Metal</text:p>
          </table:table-cell>
          <table:table-cell office:value-type="string">
            <text:p>Urremmen er lavet af et hårdt materiale. Er ideelt som en erstatningsrem, hvis din gamle rem trænger til at blive udskiftet.</text:p>
          </table:table-cell>
        </table:table-row>
        <table:table-row table:style-name="ro1">
          <table:table-cell office:value-type="string">
            <text:p>Metal</text:p>
          </table:table-cell>
          <table:table-cell office:value-type="string">
            <text:p>Remmen er lavet af et metal materiale, der er holdbar og god at have på i hverdagen.</text:p>
          </table:table-cell>
        </table:table-row>
        <table:table-row table:style-name="ro1">
          <table:table-cell office:value-type="string">
            <text:p>Metal</text:p>
          </table:table-cell>
          <table:table-cell office:value-type="string">
            <text:p>Høj komfort og holdbarhed. En remmen er lavet af et metal materiale, der også er behageligt at have på hånden.</text:p>
          </table:table-cell>
        </table:table-row>
        <table:table-row table:style-name="ro1">
          <table:table-cell office:value-type="string">
            <text:p>Metal</text:p>
          </table:table-cell>
          <table:table-cell office:value-type="string">
            <text:p>Metal rem til [DEVICE]</text:p>
          </table:table-cell>
        </table:table-row>
        <table:table-row table:style-name="ro1">
          <table:table-cell office:value-type="string">
            <text:p>Metal</text:p>
          </table:table-cell>
          <table:table-cell office:value-type="string">
            <text:p>[DEVICE] metal urrem.</text:p>
          </table:table-cell>
        </table:table-row>
        <table:table-row table:style-name="ro1">
          <table:table-cell office:value-type="string">
            <text:p>Plastic</text:p>
          </table:table-cell>
          <table:table-cell office:value-type="string">
            <text:p>Lavet af et hårdt plastik materiale. Urremmen er nem at tage på og af igen.</text:p>
          </table:table-cell>
        </table:table-row>
        <table:table-row table:style-name="ro1">
          <table:table-cell office:value-type="string">
            <text:p>Plastic</text:p>
          </table:table-cell>
          <table:table-cell office:value-type="string">
            <text:p>En rar plastik rem at have på. En perfekt løsning, hvis du er på udkig efter at udskifte din gamle smartwatch urrem.</text:p>
          </table:table-cell>
        </table:table-row>
        <table:table-row table:style-name="ro1">
          <table:table-cell office:value-type="string">
            <text:p>Plastic</text:p>
          </table:table-cell>
          <table:table-cell office:value-type="string">
            <text:p>Holdbar plastik urrem, der passer til de fleste livsstile.</text:p>
          </table:table-cell>
        </table:table-row>
        <table:table-row table:style-name="ro1">
          <table:table-cell office:value-type="string">
            <text:p>Plastic</text:p>
          </table:table-cell>
          <table:table-cell office:value-type="string">
            <text:p>Plastik urrem til [DEVICE]</text:p>
          </table:table-cell>
        </table:table-row>
        <table:table-row table:style-name="ro1">
          <table:table-cell office:value-type="string">
            <text:p>Silicone / TPU</text:p>
          </table:table-cell>
          <table:table-cell office:value-type="string">
            <text:p>Lavet af højkvalitets silikone materiale. TPU er blødt, fleksibelt og vejer lidt. Behagelig urrem at have på din hånd. Perfekt erstatningsrem.</text:p>
          </table:table-cell>
        </table:table-row>
        <table:table-row table:style-name="ro1">
          <table:table-cell office:value-type="string">
            <text:p>Silicone / TPU</text:p>
          </table:table-cell>
          <table:table-cell office:value-type="string">
            <text:p>Blødt silikone urrem modstandsdygtig over for slid. Et perfekt valg til dig, der leder efter en ny rem til dit ur. Brug remmen til sport, fest eller hverdag.</text:p>
          </table:table-cell>
        </table:table-row>
        <table:table-row table:style-name="ro1">
          <table:table-cell office:value-type="string">
            <text:p>Silicone / TPU</text:p>
          </table:table-cell>
          <table:table-cell office:value-type="string">
            <text:p>En urrem til dit smartwatch, der er lavet i fleksibelt og blødt materiale. Remmen er rar at have på hånden og den passer til alle lejligheder såsom fester, møder, festivaler, løbeturen også når du bare ligger på sofaen.</text:p>
          </table:table-cell>
        </table:table-row>
        <table:table-row table:style-name="ro1">
          <table:table-cell office:value-type="string">
            <text:p>Silicone / TPU</text:p>
          </table:table-cell>
          <table:table-cell office:value-type="string">
            <text:p>Blød urrem, der er holdbar overfor almindelig slidtage. En rem som du kun kan blive glad for. Passer til alle begivenheder som løb, møder, rejse og en helt almindelig dagligdag.</text:p>
          </table:table-cell>
        </table:table-row>
        <table:table-row table:style-name="ro1">
          <table:table-cell office:value-type="string">
            <text:p>Silicone / TPU</text:p>
          </table:table-cell>
          <table:table-cell office:value-type="string">
            <text:p>Rar [DEVICE] urrem, der er blødt omkring dit håndled.</text:p>
          </table:table-cell>
        </table:table-row>
        <table:table-row table:style-name="ro1">
          <table:table-cell office:value-type="string">
            <text:p>Silicone / TPU</text:p>
          </table:table-cell>
          <table:table-cell office:value-type="string">
            <text:p>Silikone [DEVICE] rem.</text:p>
          </table:table-cell>
        </table:table-row>
        <table:table-row table:style-name="ro1">
          <table:table-cell office:value-type="string">
            <text:p>Silicone / TPU</text:p>
          </table:table-cell>
          <table:table-cell office:value-type="string">
            <text:p>En helt enkelt silikone [DEVICE] urrem.</text:p>
          </table:table-cell>
        </table:table-row>
        <table:table-row table:style-name="ro1">
          <table:table-cell office:value-type="string">
            <text:p>Silicone / TPU</text:p>
          </table:table-cell>
          <table:table-cell office:value-type="string">
            <text:p>En behagelig sportsurrem til [DEVICE]. Lavet i blødt silikone materiale.</text:p>
          </table:table-cell>
        </table:table-row>
        <table:table-row table:style-name="ro1">
          <table:table-cell office:value-type="string">
            <text:p>Silicone / TPU</text:p>
          </table:table-cell>
          <table:table-cell office:value-type="string">
            <text:p>Silikone urrem der passer til [DEVICE]. Remmen har høj holdbarhed.</text:p>
          </table:table-cell>
        </table:table-row>
        <table:table-row table:style-name="ro1">
          <table:table-cell office:value-type="string">
            <text:p>Silicone / TPU</text:p>
          </table:table-cell>
          <table:table-cell office:value-type="string">
            <text:p>Silikone [DEVICE] urrem, der passer godt til den aktive livsstil. Remmen er vand og svedafvisende.</text:p>
          </table:table-cell>
        </table:table-row>
        <table:table-row table:style-name="ro1">
          <table:table-cell office:value-type="string">
            <text:p>PU Leather</text:p>
          </table:table-cell>
          <table:table-cell office:value-type="string">
            <text:p>Lavet af holdbart PU læder materiale.</text:p>
          </table:table-cell>
        </table:table-row>
        <table:table-row table:style-name="ro1">
          <table:table-cell office:value-type="string">
            <text:p>PU Leather</text:p>
          </table:table-cell>
          <table:table-cell office:value-type="string">
            <text:p>Behagelig rem at have på. Lavet af et blødt PU læder materiale.</text:p>
          </table:table-cell>
        </table:table-row>
        <table:table-row table:style-name="ro1">
          <table:table-cell office:value-type="string">
            <text:p>PU Leather</text:p>
          </table:table-cell>
          <table:table-cell office:value-type="string">
            <text:p>[DEVICE] urrem i PU læder.</text:p>
          </table:table-cell>
        </table:table-row>
        <table:table-row table:style-name="ro1">
          <table:table-cell office:value-type="string">
            <text:p>Rhinestone</text:p>
          </table:table-cell>
          <table:table-cell office:value-type="string">
            <text:p>Unikt og skinnende rhinstensdesign, moderigtigt og elegant. Passer godt til når du gerne vil skille dig lidt ud fra mængden.</text:p>
          </table:table-cell>
        </table:table-row>
        <table:table-row table:style-name="ro1">
          <table:table-cell office:value-type="string">
            <text:p>Rhinestone</text:p>
          </table:table-cell>
          <table:table-cell office:value-type="string">
            <text:p>Stilfuldt og unik rem med rhinstensdesign. En god erstatningsurrem, der passer til din ellers unikke stil.</text:p>
          </table:table-cell>
        </table:table-row>
        <table:table-row table:style-name="ro1">
          <table:table-cell office:value-type="string">
            <text:p>Textile / Nylon</text:p>
          </table:table-cell>
          <table:table-cell office:value-type="string">
            <text:p>Lavet af modstandsdygtigt nylon, urremmen er både letvægtig og holdbar. En god erstatningsrem eller bare som en ekstra at have liggende, så har du lidt forskeligt at vælge imellem.</text:p>
          </table:table-cell>
        </table:table-row>
        <table:table-row table:style-name="ro1">
          <table:table-cell office:value-type="string">
            <text:p>Textile / Nylon</text:p>
          </table:table-cell>
          <table:table-cell office:value-type="string">
            <text:p>En urrem til smartwatches der er lavet i et åndbart og svedresistent materiale, der også er utroligt behageligt at have på. En perfekt rem til løbeturen. </text:p>
          </table:table-cell>
        </table:table-row>
        <table:table-row table:style-name="ro1">
          <table:table-cell office:value-type="string">
            <text:p>Textile / Nylon</text:p>
          </table:table-cell>
          <table:table-cell office:value-type="string">
            <text:p>Personliggør dit smartwatch med denne urrem, lavet af elastisk nylon, der er åndbart og meget rar at have på. Du kan også vaske remmen.</text:p>
          </table:table-cell>
        </table:table-row>
      </table:table>
      <table:table table:name="se" table:style-name="ta1" table:print="false">
        <table:table-column table:style-name="co3" table:number-columns-repeated="2" table:default-cell-style-name="ce1"/>
        <table:table-row table:style-name="ro1">
          <table:table-cell table:style-name="Default" office:value-type="string">
            <text:p>material</text:p>
          </table:table-cell>
          <table:table-cell table:style-name="Default" office:value-type="string">
            <text:p>text</text:p>
          </table:table-cell>
        </table:table-row>
        <table:table-row table:style-name="ro2">
          <table:table-cell office:value-type="string">
            <text:p>Genuine Leather</text:p>
          </table:table-cell>
          <table:table-cell office:value-type="string">
            <text:p>Ett klockarmband i äkta läder till din smartwatch, som både är praktisk och hållbar. Detta armband är designat för att vara ergonimiskt, och sitter därför bekvämt på din handled. En helt utmärkt ersättning till ditt gamla klockarmband.</text:p>
          </table:table-cell>
        </table:table-row>
        <table:table-row table:style-name="ro3">
          <table:table-cell office:value-type="string">
            <text:p>Genuine Leather</text:p>
          </table:table-cell>
          <table:table-cell office:value-type="string">
            <text:p>Elegant och mjukt armband i äkta läder, som passar perfekt till din smartklocka. Klockarmbandet är tillverkat av högkvalitativt material som gör att det sitter bekvämt på din arm, samtidigt som det är slitstarkt och påltiligt. </text:p>
          </table:table-cell>
        </table:table-row>
        <table:table-row table:style-name="ro4">
          <table:table-cell office:value-type="string">
            <text:p>Genuine Leather</text:p>
          </table:table-cell>
          <table:table-cell office:value-type="string">
            <text:p>Klassikt klockarmband i äkta läder. Smart, praktisk och hållbar. Passar bra på klockan och handleden. </text:p>
          </table:table-cell>
        </table:table-row>
        <table:table-row table:style-name="ro5">
          <table:table-cell office:value-type="string">
            <text:p>Genuine Leather</text:p>
          </table:table-cell>
          <table:table-cell office:value-type="string">
            <text:p>Snyggt armband i äkta läder, som passar bra till din smartklocka. Ett utmärkt val till dig som gillar att ha flera armband att välja mellan. </text:p>
          </table:table-cell>
        </table:table-row>
        <table:table-row table:style-name="ro6">
          <table:table-cell office:value-type="string">
            <text:p>Genuine Leather</text:p>
          </table:table-cell>
          <table:table-cell office:value-type="string">
            <text:p>Stilrent [DEVICE] klockarmband i äkta läder. Passar perfekt till din klocka. </text:p>
          </table:table-cell>
        </table:table-row>
        <table:table-row table:style-name="ro7">
          <table:table-cell office:value-type="string">
            <text:p>Genuine Leather</text:p>
          </table:table-cell>
          <table:table-cell office:value-type="string">
            <text:p>Äkta läder [DEVICE] armband. </text:p>
          </table:table-cell>
        </table:table-row>
        <table:table-row table:style-name="ro8">
          <table:table-cell office:value-type="string">
            <text:p>Metal</text:p>
          </table:table-cell>
          <table:table-cell office:value-type="string">
            <text:p>Klockarmbandet är tillverkat av slitstark metall. Ett helt perfekt ersättningsarmband, om det är dags att skaffa någonting nytt. </text:p>
          </table:table-cell>
        </table:table-row>
        <table:table-row table:style-name="ro4">
          <table:table-cell office:value-type="string">
            <text:p>Metal</text:p>
          </table:table-cell>
          <table:table-cell office:value-type="string">
            <text:p>Detta armband är tillverkat av högkvalitativ metall, vilket gör den slitstark och utmärkt i vardagen. </text:p>
          </table:table-cell>
        </table:table-row>
        <table:table-row table:style-name="ro9">
          <table:table-cell office:value-type="string">
            <text:p>Metal</text:p>
          </table:table-cell>
          <table:table-cell office:value-type="string">
            <text:p>Fokus på hållbarhet och bekvämlighet. Ett metallarmband till din klocka som sitter skönt på armen. </text:p>
          </table:table-cell>
        </table:table-row>
        <table:table-row table:style-name="ro10">
          <table:table-cell office:value-type="string">
            <text:p>Metal</text:p>
          </table:table-cell>
          <table:table-cell office:value-type="string">
            <text:p>Metallarmband till [DEVICE].</text:p>
          </table:table-cell>
        </table:table-row>
        <table:table-row table:style-name="ro7">
          <table:table-cell office:value-type="string">
            <text:p>Metal</text:p>
          </table:table-cell>
          <table:table-cell office:value-type="string">
            <text:p>[DEVICE] metallarmband. </text:p>
          </table:table-cell>
        </table:table-row>
        <table:table-row table:style-name="ro11">
          <table:table-cell office:value-type="string">
            <text:p>Plastic</text:p>
          </table:table-cell>
          <table:table-cell office:value-type="string">
            <text:p>Tillverkad av stark, tålig plast. Klockarmbandet är enkelt att ta av och sätta på igen. </text:p>
          </table:table-cell>
        </table:table-row>
        <table:table-row table:style-name="ro9">
          <table:table-cell office:value-type="string">
            <text:p>Plastic</text:p>
          </table:table-cell>
          <table:table-cell office:value-type="string">
            <text:p>Ett snyggt klockarmband i plast. En perfekt lösning och du letat efter en ersättning till ditt gamla armband. </text:p>
          </table:table-cell>
        </table:table-row>
        <table:table-row table:style-name="ro11">
          <table:table-cell office:value-type="string">
            <text:p>Plastic</text:p>
          </table:table-cell>
          <table:table-cell office:value-type="string">
            <text:p>Slitstarkt klockarmband i plast. Designat för att användas, och passar de flesta livsstilar. </text:p>
          </table:table-cell>
        </table:table-row>
        <table:table-row table:style-name="ro7">
          <table:table-cell office:value-type="string">
            <text:p>Plastic</text:p>
          </table:table-cell>
          <table:table-cell office:value-type="string">
            <text:p>Klockarmband i plast till [DEVICE]. </text:p>
          </table:table-cell>
        </table:table-row>
        <table:table-row table:style-name="ro5">
          <table:table-cell office:value-type="string">
            <text:p>Silicone / TPU</text:p>
          </table:table-cell>
          <table:table-cell office:value-type="string">
            <text:p>Tillverkat i högkvalitativt silikonmaterial. Silikonet är mjukt, flexibelt och lätt. Ett bekvämt klockarmband att ha kring handleden, oavsett vad du gör. </text:p>
          </table:table-cell>
        </table:table-row>
        <table:table-row table:style-name="ro5">
          <table:table-cell office:value-type="string">
            <text:p>Silicone / TPU</text:p>
          </table:table-cell>
          <table:table-cell office:value-type="string">
            <text:p>Mjuk silikonrem som är stark mot slitage. Ett perfekt val för dig som letat efter ett nytt klockarmband. Kan användas under sport, fest eller till vardags. </text:p>
          </table:table-cell>
        </table:table-row>
        <table:table-row table:style-name="ro12">
          <table:table-cell office:value-type="string">
            <text:p>Silicone / TPU</text:p>
          </table:table-cell>
          <table:table-cell office:value-type="string">
            <text:p>Ett armband till din smartklocka, tillverkat i ett flexibelt och mjukt material. Klockarmbandet är bekvämt att ha på handleden och passar alla tillfällen: så som fester, möten, festivaler, löprundor eller när du bara ligger på soffan. </text:p>
          </table:table-cell>
        </table:table-row>
        <table:table-row table:style-name="ro13">
          <table:table-cell office:value-type="string">
            <text:p>Silicone / TPU</text:p>
          </table:table-cell>
          <table:table-cell office:value-type="string">
            <text:p>Mjukt och snyggt klockarmband som står emot vardagligt slitage. Passar lika bra i vardagen som på löpturen, mötet eller resan. </text:p>
          </table:table-cell>
        </table:table-row>
        <table:table-row table:style-name="ro6">
          <table:table-cell office:value-type="string">
            <text:p>Silicone / TPU</text:p>
          </table:table-cell>
          <table:table-cell office:value-type="string">
            <text:p>Snygg [DEVICE] klockarmband. Sitter mjukt och bekvämt på din handled. </text:p>
          </table:table-cell>
        </table:table-row>
        <table:table-row table:style-name="ro7">
          <table:table-cell office:value-type="string">
            <text:p>Silicone / TPU</text:p>
          </table:table-cell>
          <table:table-cell office:value-type="string">
            <text:p>Silikon [DEVICE] armband. </text:p>
          </table:table-cell>
        </table:table-row>
        <table:table-row table:style-name="ro14">
          <table:table-cell office:value-type="string">
            <text:p>Silicone / TPU</text:p>
          </table:table-cell>
          <table:table-cell office:value-type="string">
            <text:p>Ett enkelt och snyggt silikon [DEVICE] klockarmband.</text:p>
          </table:table-cell>
        </table:table-row>
        <table:table-row table:style-name="ro15">
          <table:table-cell office:value-type="string">
            <text:p>Silicone / TPU</text:p>
          </table:table-cell>
          <table:table-cell office:value-type="string">
            <text:p>Ett behagligt sportarmband till [DEVICE]. Tillverkad av mjuk silikon. </text:p>
          </table:table-cell>
        </table:table-row>
        <table:table-row table:style-name="ro6">
          <table:table-cell office:value-type="string">
            <text:p>Silicone / TPU</text:p>
          </table:table-cell>
          <table:table-cell office:value-type="string">
            <text:p>Silikon klockarmband som passar till [DEVICE]. Ett armband av hög kvalitet. </text:p>
          </table:table-cell>
        </table:table-row>
        <table:table-row table:style-name="ro9">
          <table:table-cell office:value-type="string">
            <text:p>Silicone / TPU</text:p>
          </table:table-cell>
          <table:table-cell office:value-type="string">
            <text:p>Silikon [DEVICE] armband som passar perfekt till en aktiv livsstil. Vatten- och svettfrånstötande. </text:p>
          </table:table-cell>
        </table:table-row>
        <table:table-row table:style-name="ro7">
          <table:table-cell office:value-type="string">
            <text:p>PU Leather</text:p>
          </table:table-cell>
          <table:table-cell office:value-type="string">
            <text:p>Tillverkat av hållbart konstläder. </text:p>
          </table:table-cell>
        </table:table-row>
        <table:table-row table:style-name="ro15">
          <table:table-cell office:value-type="string">
            <text:p>PU Leather</text:p>
          </table:table-cell>
          <table:table-cell office:value-type="string">
            <text:p>Bekvämt klockarmband. Tillverkat av mjukt konstläder. </text:p>
          </table:table-cell>
        </table:table-row>
        <table:table-row table:style-name="ro7">
          <table:table-cell office:value-type="string">
            <text:p>PU Leather</text:p>
          </table:table-cell>
          <table:table-cell office:value-type="string">
            <text:p>[DEVICE] klockarmband i konstläder.</text:p>
          </table:table-cell>
        </table:table-row>
        <table:table-row table:style-name="ro9">
          <table:table-cell office:value-type="string">
            <text:p>Rhinestone</text:p>
          </table:table-cell>
          <table:table-cell office:value-type="string">
            <text:p>Unik och glimmrande strass design. Lyxigt och elegant. Ett helt utmärkt val när du vill sticka ut från mängden. </text:p>
          </table:table-cell>
        </table:table-row>
        <table:table-row table:style-name="ro9">
          <table:table-cell office:value-type="string">
            <text:p>Rhinestone</text:p>
          </table:table-cell>
          <table:table-cell office:value-type="string">
            <text:p>Stiligt och unikt klockarmband med strass. Ett perfekt ersättningsarmband som passar din unika stil. </text:p>
          </table:table-cell>
        </table:table-row>
        <table:table-row table:style-name="ro16">
          <table:table-cell office:value-type="string">
            <text:p>Textile / Nylon</text:p>
          </table:table-cell>
          <table:table-cell office:value-type="string">
            <text:p>Då den är tillverkad av slitstark nylon är detta klockarmband både lättviktigt och hållbart. En perfekt ersättning till ditt gamla klockarmband - eller som ett extra, så du har lite att välja emellan. </text:p>
          </table:table-cell>
        </table:table-row>
        <table:table-row table:style-name="ro16">
          <table:table-cell office:value-type="string">
            <text:p>Textile / Nylon</text:p>
          </table:table-cell>
          <table:table-cell office:value-type="string">
            <text:p>Ett klockarmband till din smartwatch, tillverkat av ett andandes och svettresistent material - vilket är otroligt bekvämt att ha på sig. Ett perfekt armband i löpspåret. </text:p>
          </table:table-cell>
        </table:table-row>
        <table:table-row table:style-name="ro17">
          <table:table-cell office:value-type="string">
            <text:p>Textile / Nylon</text:p>
          </table:table-cell>
          <table:table-cell office:value-type="string">
            <text:p>Gör din smartklocka mer personlig med detta armband, tillverkat av elastisk nylon. Klockarmbandet sitter bekvämt på din handled och kan dessutom tvättas vid behov.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3">01/03/2023</text:date>, <text:time>11: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03T11:21:50</dc:date>
    <meta:generator>OpenOffice/4.1.13$Unix OpenOffice.org_project/4113m1$Build-9810</meta:generator>
    <meta:editing-duration>PT1M42S</meta:editing-duration>
    <meta:editing-cycles>2</meta:editing-cycles>
    <meta:document-statistic meta:table-count="2" meta:cell-count="136" meta:object-count="0"/>
    <meta:user-defined meta:name=""/>
  </office:meta>
</office:document-meta>
</file>